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5379c" officeooo:paragraph-rsid="0005379c"/>
    </style:style>
    <style:style style:name="P2" style:family="paragraph" style:parent-style-name="Standard">
      <style:paragraph-properties fo:text-align="justify" style:justify-single-word="false"/>
      <style:text-properties fo:font-style="italic" officeooo:rsid="0005379c" officeooo:paragraph-rsid="0005379c" style:font-style-asian="italic" style:font-style-complex="italic"/>
    </style:style>
    <style:style style:name="P3" style:family="paragraph" style:parent-style-name="Standard">
      <style:paragraph-properties fo:text-align="justify" style:justify-single-word="false"/>
      <style:text-properties officeooo:paragraph-rsid="00071ea5"/>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2pt" fo:font-weight="normal" officeooo:rsid="0005379c" style:font-size-asian="12pt" style:font-weight-asian="normal" style:font-size-complex="12pt" style:font-weight-complex="normal"/>
    </style:style>
    <style:style style:name="T3" style:family="text">
      <style:text-properties fo:font-size="12pt" fo:font-weight="normal" officeooo:rsid="0006f03b" style:font-size-asian="12pt" style:font-weight-asian="normal" style:font-size-complex="12pt" style:font-weight-complex="normal"/>
    </style:style>
    <style:style style:name="T4" style:family="text">
      <style:text-properties fo:font-size="12pt" fo:font-weight="normal" officeooo:rsid="00071ea5" style:font-size-asian="12pt" style:font-weight-asian="normal" style:font-size-complex="12pt" style:font-weight-complex="normal"/>
    </style:style>
    <style:style style:name="T5" style:family="text">
      <style:text-properties fo:font-size="12pt" fo:font-weight="normal" officeooo:rsid="00084c69" style:font-size-asian="12pt" style:font-weight-asian="normal" style:font-size-complex="12pt" style:font-weight-complex="normal"/>
    </style:style>
    <style:style style:name="T6" style:family="text">
      <style:text-properties fo:font-size="12pt" fo:font-weight="normal" officeooo:rsid="00099c5f" style:font-size-asian="12pt" style:font-weight-asian="normal" style:font-size-complex="12pt" style:font-weight-complex="normal"/>
    </style:style>
    <style:style style:name="T7" style:family="text">
      <style:text-properties style:font-name="Liberation Serif" fo:font-size="12pt" fo:font-weight="normal" officeooo:rsid="00071ea5" style:font-size-asian="12pt" style:font-weight-asian="normal" style:font-size-complex="12pt" style:font-weight-complex="normal"/>
    </style:style>
    <style:style style:name="T8" style:family="text">
      <style:text-properties fo:color="#666666" loext:opacity="100%" style:font-name="Liberation Serif" fo:font-size="12pt" fo:font-weight="normal" officeooo:rsid="00071ea5" style:font-size-asian="12pt" style:font-weight-asian="normal" style:font-size-complex="12pt" style:font-weight-complex="normal"/>
    </style:style>
    <style:style style:name="T9" style:family="text">
      <style:text-properties fo:color="#666666" loext:opacity="100%" style:font-name="Liberation Serif" fo:font-size="12pt" fo:letter-spacing="normal" fo:font-style="italic" fo:font-weight="normal" style:font-size-asian="12pt" style:font-size-complex="12pt" loext:padding="0cm" loext:border="none"/>
    </style:style>
    <style:style style:name="T10" style:family="text">
      <style:text-properties fo:color="#666666" loext:opacity="100%" style:font-name="Liberation Serif" fo:font-size="12pt" fo:letter-spacing="normal" fo:font-style="italic" fo:font-weight="normal" officeooo:rsid="00071ea5" style:font-size-asian="12pt" style:font-weight-asian="normal" style:font-size-complex="12pt" style:font-weight-complex="normal" loext:padding="0cm" loext:border="none"/>
    </style:style>
    <style:style style:name="T11" style:family="text">
      <style:text-properties fo:color="#000000" loext:opacity="100%"/>
    </style:style>
    <style:style style:name="T12" style:family="text">
      <style:text-properties fo:color="#000000" loext:opacity="100%" style:font-name="Liberation Serif" fo:font-size="12pt" fo:letter-spacing="normal" fo:font-style="normal" fo:font-weight="normal" officeooo:rsid="00071ea5" style:font-size-asian="12pt" style:font-style-asian="normal" style:font-weight-asian="normal" style:font-size-complex="12pt" style:font-style-complex="normal" style:font-weight-complex="normal" loext:padding="0cm" loext:border="none"/>
    </style:style>
    <style:style style:name="T13" style:family="text">
      <style:text-properties officeooo:rsid="00099c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aleasso Federico<text:tab/><text:tab/><text:tab/><text:tab/> <text:s text:c="6"/>3C<text:tab/><text:tab/><text:tab/><text:tab/><text:tab/><text:tab/>1/12/2021</text:p>
      <text:p text:style-name="P1"/>
      <text:p text:style-name="P1"><text:tab/><text:tab/><text:tab/><text:tab/><text:tab/> <text:s text:c="2"/><text:span text:style-name="T1">Anticonformismo</text:span></text:p>
      <text:p text:style-name="P1"><text:span text:style-name="T1"/></text:p>
      <text:p text:style-name="P3"><text:span text:style-name="T2">L’anticonformismo è un atteggiamento che una persona può adottare e consiste nel rifiutarsi di “seguire la massa”, ovvero rifiutarsi di vestirsi in un certo modo oppure comportarsi in modo diverso rispetto agli altri, esprimendo le proprie idee ed il proprio modo di essere. Secondo me l’anticonformismo ai giorni nostri nei giovani c’è ancora, ma in forma lieve: infatti la maggior parte dei giovani segue la massa, vestendosi come dice la moda oppure adottando un comportamento diverso in base alla situazione in cui sono. </text:span><text:span text:style-name="T3">E dato che la maggioranza è conformista, le persone anticonformiste vengono viste con uno sguardo di disprezzo e vengono definite “diverse”. Io personalmente non seguo la massa, o meglio, se una cosa mi piace la faccio, ma non faccio delle cose solo perché gli altri le fanno. Ad esempio, se ci sono delle scarpe che vanno di moda e che quindi tutte le persone le hanno, se mi piacciono le compro, ma se non mi piacciono non le compro soltanto perché sono di moda. </text:span><text:span text:style-name="T5">Io ho anche chiesto ai miei genitori di spiegarmi il tema dell’anticonformismo dei loro tempi.</text:span><text:span text:style-name="T3"> </text:span><text:span text:style-name="T6">Mia madre mi ha detto che il tema non è mutato negli anni e mio padre anche. Mio padre per esempio era anticonformista sulla moda, infatti non seguiva la massa sul modo di vestirsi. </text:span><text:span text:style-name="T3">Ho inoltre trovato una citazione online </text:span><text:span text:style-name="T4">di un filosofo e politico romano, nato nel 54 a.C., sull’anticonformismo:</text:span><text:span text:style-name="T7"> </text:span><text:span text:style-name="T8">“</text:span><text:span text:style-name="Emphasis"><text:span text:style-name="T9">Il nostro primo dovere è di non seguire, come fanno gli animali, il gregge di coloro che ci precedono.</text:span></text:span><text:span text:style-name="Emphasis"><text:span text:style-name="T10">“</text:span></text:span><text:span text:style-name="Emphasis"><text:span text:style-name="T12">.</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16:00:59.013045809</meta:creation-date>
    <dc:date>2021-12-01T21:06:02.358015613</dc:date>
    <meta:editing-duration>PT4H44M1S</meta:editing-duration>
    <meta:editing-cycles>3</meta:editing-cycles>
    <meta:generator>LibreOffice/7.1.7.2$Linux_X86_64 LibreOffice_project/10$Build-2</meta:generator>
    <meta:document-statistic meta:table-count="0" meta:image-count="0" meta:object-count="0" meta:page-count="1" meta:paragraph-count="3" meta:word-count="257" meta:character-count="1554" meta:non-whitespace-character-count="1277"/>
  </office:meta>
</office:document-meta>
</file>